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1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0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3cm" svg:height="0.87cm" draw:z-index="0"><draw:image xlink:href="../../odt/images/0084.png" xlink:type="simple" xlink:show="embed" xlink:actuate="onLoad"/></draw:frame></text:p>
          </table:table-cell>
          <table:table-cell table:style-name="Table1.B1" office:value-type="string">
            <text:h text:style-name="P3" text:outline-level="1">Ключ-2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7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88cm" svg:height="1.461cm" draw:z-index="1"><draw:image xlink:href="../../odt/images/008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7">векторизован</text:span>, реализует функцию управляемого ключа по алгоритму:</text:p>
            <text:p text:style-name="P9"><draw:frame draw:style-name="fr3" draw:name="Объект1" text:anchor-type="as-char" svg:width="6.258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6"><text:span text:style-name="T6">где</text:span><text:span text:style-name="T6"><draw:frame draw:style-name="fr3" draw:name="Объект2" text:anchor-type="as-char" svg:width="1.055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вектор входных сигналов; </text:span></text:p>
            <text:p text:style-name="P6"><text:span text:style-name="T6"><draw:frame draw:style-name="fr3" draw:name="Объект3" text:anchor-type="as-char" svg:width="1.235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вектор сигналов </text:span><text:span text:style-name="T9">на 1-ом выходном порте</text:span><text:span text:style-name="T6">;</text:span></text:p>
            <text:p text:style-name="P6"><text:span text:style-name="T6"><draw:frame draw:style-name="fr3" draw:name="Объект5" text:anchor-type="as-char" svg:width="1.245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– вектор сигналов </text:span><text:span text:style-name="T9">на 2-ом выходном порте</text:span><text:span text:style-name="T6">; </text:span></text:p>
            <text:p text:style-name="P6"><text:span text:style-name="T6"><draw:frame draw:style-name="fr3" draw:name="Объект4" text:anchor-type="as-char" svg:width="1.475cm" svg:height="0.621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– вектор</text:span><text:span text:style-name="T9">ы</text:span><text:span text:style-name="T6"> пороговых значений (уставок), определяющих условия перекоммутации сигналов на выходных портах блока</text:span><text:span text:style-name="T9">;</text:span></text:p>
            <text:p text:style-name="P6"><text:span text:style-name="T5"><draw:frame draw:style-name="fr3" draw:name="Объект9" text:anchor-type="as-char" svg:width="0.804cm" svg:height="0.62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вектор сигналов на 1-ом выходном порте блока, при входных сигналах, </text:span><text:span text:style-name="T7">больших</text:span><text:span text:style-name="T5"> пороговых значений </text:span><text:span text:style-name="T5"><draw:frame draw:style-name="fr3" draw:name="Объект6" text:anchor-type="as-char" svg:width="0.771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;</text:span></text:p>
            <text:p text:style-name="P6"><text:span text:style-name="T5"><draw:frame draw:style-name="fr3" draw:name="Объект7" text:anchor-type="as-char" svg:width="0.813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– вектор сигналов на 2-ом выходном порте блока, при входных сигналах, </text:span><text:span text:style-name="T10">меньших</text:span><text:span text:style-name="T8"> </text:span><text:span text:style-name="T5">пороговых значений</text:span><text:span text:style-name="T5"><draw:frame draw:style-name="fr3" draw:name="Объект8" text:anchor-type="as-char" svg:width="0.78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.</text:span></text:p>
            <text:p text:style-name="P6"><text:span text:style-name="T7">Свойства</text:span>:</text:p>
            <text:list xml:id="list1056159812649145714" text:style-name="L1">
              <text:list-item>
                <text:p text:style-name="P10"><text:span text:style-name="T17">Уставка первого выхода — вектор пороговых значений</text:span><text:span text:style-name="T17"><draw:frame draw:style-name="fr3" draw:name="Object4" text:anchor-type="as-char" svg:width="0.771cm" svg:height="0.621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.</text:span></text:p>
              </text:list-item>
              <text:list-item>
                <text:p text:style-name="P10"><text:span text:style-name="T17">Уставка второго выхода — вектор пороговых значений</text:span><text:span text:style-name="T17"><draw:frame draw:style-name="fr3" draw:name="Object1" text:anchor-type="as-char" svg:width="0.781cm" svg:height="0.621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.</text:span></text:p>
              </text:list-item>
              <text:list-item>
                <text:p text:style-name="P10"><text:span text:style-name="T9">Начальное значение 1-го выхода — вектор сигналов</text:span><text:span text:style-name="T9"><draw:frame draw:style-name="fr3" draw:name="Object3" text:anchor-type="as-char" svg:width="0.804cm" svg:height="0.62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9">на 1-ом выходном порте блока, при входных сигналах, </text:span><text:span text:style-name="T11">больших</text:span><text:span text:style-name="T9"> пороговых значений</text:span><text:span text:style-name="T9"><draw:frame draw:style-name="fr3" draw:name="Object5" text:anchor-type="as-char" svg:width="0.771cm" svg:height="0.621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.</text:span></text:p>
              </text:list-item>
              <text:list-item>
                <text:p text:style-name="P10"><text:span text:style-name="T9">Начальное значение 2-го выхода — вектор сигналов</text:span><text:span text:style-name="T9"><draw:frame draw:style-name="fr3" draw:name="Object2" text:anchor-type="as-char" svg:width="0.808cm" svg:height="0.621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на 2-ом выходном порте блока, при входных сигналах, </text:span><text:span text:style-name="T11">меньших</text:span><text:span text:style-name="T9"> пороговых значений</text:span><text:span text:style-name="T9"><draw:frame draw:style-name="fr3" draw:name="Object6" text:anchor-type="as-char" svg:width="0.781cm" svg:height="0.621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.</text:span></text:p>
              </text:list-item>
            </text:list>
            <text:p text:style-name="P6"><text:span text:style-name="T7">Примечания</text:span>:</text:p>
            <text:list xml:id="list6770976995914146053" text:style-name="L2">
              <text:list-item>
                <text:p text:style-name="P8">По умолчанию блок формирует <text:span text:style-name="T12">скалярный</text:span> выходной сигнал.</text:p>
              </text:list-item>
              <text:list-item>
                <text:p text:style-name="P11"><text:span text:style-name="T18">Именованные свойства </text:span><text:span text:style-name="T14">могут быть заданы </text:span><text:span text:style-name="T18">как </text:span><text:span text:style-name="T21">локальные</text:span><text:span text:style-name="T18"> переменные модели (или субмодели) во вкладке </text:span><text:span text:style-name="T21">Параметры,</text:span><text:span text:style-name="T18"> как </text:span><text:span text:style-name="T21">глобальные</text:span><text:span text:style-name="T18"> сигналы проекта при помощи пункта главного меню </text:span><text:span text:style-name="T12">Сервис</text:span><text:span text:style-name="T18"> </text:span><text:span text:style-name="T19">→</text:span><text:span text:style-name="T20"> </text:span><text:span text:style-name="T22">Сигналы,</text:span><text:span text:style-name="T18"> </text:span><text:span text:style-name="T14">или как </text:span><text:span text:style-name="T12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2</dc:title>
    <dc:date>2014-12-01T11:15:56.45</dc:date>
    <meta:generator>OpenOffice/4.1.1$Win32 OpenOffice.org_project/411m6$Build-9775</meta:generator>
    <meta:editing-duration>PT2H13M38S</meta:editing-duration>
    <meta:editing-cycles>93</meta:editing-cycles>
    <meta:document-statistic meta:table-count="1" meta:image-count="2" meta:object-count="15" meta:page-count="1" meta:paragraph-count="22" meta:word-count="186" meta:character-count="1247"/>
  </office:meta>
</office:document-meta>
</file>

<file path=Object 1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10/content.xml><?xml version="1.0" encoding="utf-8"?>
<math xmlns="http://www.w3.org/1998/Math/MathML">
  <semantics>
    <mrow>
      <msub>
        <mi>y</mi>
        <mn>01</mn>
      </msub>
    </mrow>
    <annotation encoding="StarMath 5.0">y_01</annotation>
  </semantics>
</math>
</file>

<file path=Object 11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2/content.xml><?xml version="1.0" encoding="utf-8"?>
<math xmlns="http://www.w3.org/1998/Math/MathML">
  <semantics>
    <mrow>
      <msub>
        <mi>y</mi>
        <mn>02</mn>
      </msub>
    </mrow>
    <annotation encoding="StarMath 5.0">y_02</annotation>
  </semantics>
</math>
</file>

<file path=Object 13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4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15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2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если ~ u(t) &lt;= K_1 #
alignl  y_10, ~ если ~ u(t) &gt; K_1
}  right none
newline
y_2(t) = left lbrace stack{
alignl  u(t), ~ если ~ u(t) &gt; K_2 #
alignl  y_20, ~ если ~ u(t) &lt;= K_2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5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6/content.xml><?xml version="1.0" encoding="utf-8"?>
<math xmlns="http://www.w3.org/1998/Math/MathML">
  <semantics>
    <mrow>
      <msub>
        <mi>K</mi>
        <mn>1,</mn>
      </msub>
      <msub>
        <mi>K</mi>
        <mn>2</mn>
      </msub>
    </mrow>
    <annotation encoding="StarMath 5.0">K_1, K_2</annotation>
  </semantics>
</math>
</file>

<file path=Object 7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9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